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63.06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page" style:column-width="22.58mm"/>
    </style:style>
    <style:style style:name="co7" style:family="table-column">
      <style:table-column-properties fo:break-before="auto" style:column-width="53.5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8"/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table:style-name="ce1" office:value-type="string" calcext:value-type="string" table:number-columns-spanned="8" table:number-rows-spanned="1">
            <text:p>A. Roux – 29, Rue des Lilas – 72160 La Chapelle Saint Rémy – <text:a xlink:href="mailto:orl@ammd.net" xlink:type="simple">orl@ammd.net</text:a></text:p>
          </table:table-cell>
          <table:covered-table-cell table:number-columns-repeated="7"/>
          <table:table-cell table:number-columns-repeated="16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style-name="ce2" office:value-type="string" calcext:value-type="string">
            <text:p>Lign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ous-ligne</text:p>
          </table:table-cell>
          <table:table-cell table:style-name="ce2" office:value-type="string" calcext:value-type="string">
            <text:p>Intitulé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Quantité</text:p>
          </table:table-cell>
          <table:table-cell table:style-name="ce2"/>
          <table:table-cell table:style-name="ce2" office:value-type="string" calcext:value-type="string">
            <text:p>Remarque</text:p>
          </table:table-cell>
          <table:table-cell table:number-columns-repeated="1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16"/>
        </table:table-row>
        <table:table-row table:style-name="ro2">
          <table:table-cell table:style-name="ce2"/>
          <table:table-cell table:style-name="ce2" office:value-type="string" calcext:value-type="string">
            <text:p>Arrivée EP Veolia</text:p>
          </table:table-cell>
          <table:table-cell table:style-name="ce2"/>
          <table:table-cell table:style-name="ce2" office:value-type="string" calcext:value-type="string">
            <text:p>Robinet d’arrêt laiton</text:p>
          </table:table-cell>
          <table:table-cell table:style-name="ce2" office:value-type="string" calcext:value-type="string">
            <text:p>Diam 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Jonction AEP PEHD / ES PER</text:p>
          </table:table-cell>
          <table:table-cell table:number-columns-repeated="16"/>
        </table:table-row>
        <table:table-row table:style-name="ro2">
          <table:table-cell table:style-name="ce2"/>
          <table:table-cell table:style-name="ce2" office:value-type="string" calcext:value-type="string">
            <text:p>Arrivée Eau récupération</text:p>
          </table:table-cell>
          <table:table-cell table:style-name="ce2"/>
          <table:table-cell table:style-name="ce2" office:value-type="string" calcext:value-type="string">
            <text:p>Robinet d’arrêt laiton</text:p>
          </table:table-cell>
          <table:table-cell table:style-name="ce2" office:value-type="string" calcext:value-type="string">
            <text:p>Diam 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laiton</text:p>
          </table:table-cell>
          <table:table-cell table:style-name="ce2" office:value-type="string" calcext:value-type="string">
            <text:p>25 /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 table:number-rows-repeated="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Nourrice 6 sorties avec vannes laiton</text:p>
          </table:table-cell>
          <table:table-cell table:style-name="ce2" office:value-type="string" calcext:value-type="string">
            <text:p>20/27 – 15/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Nourrice 5 sorties avec vannes laiton</text:p>
          </table:table-cell>
          <table:table-cell table:style-name="ce2" office:value-type="string" calcext:value-type="string">
            <text:p>20/27 – 15/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Bouchon laiton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5"/>
          <table:table-cell office:value-type="string" calcext:value-type="string">
            <text:p>Bricoman</text:p>
          </table:table-cell>
          <table:table-cell/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Pum Plastiques</text:p>
          </table:table-cell>
          <table:table-cell table:number-columns-repeated="3"/>
          <table:table-cell office:value-type="string" calcext:value-type="string">
            <text:p>Brico Dépôt</text:p>
          </table:table-cell>
          <table:table-cell/>
          <table:table-cell office:value-type="string" calcext:value-type="string">
            <text:p>Point P</text:p>
          </table:table-cell>
        </table:table-row>
        <table:table-row table:style-name="ro2">
          <table:table-cell table:style-name="ce2" table:number-columns-repeated="8"/>
          <table:table-cell table:number-columns-repeated="2"/>
          <table:table-cell office:value-type="string" calcext:value-type="string">
            <text:p>Total</text:p>
          </table:table-cell>
          <table:table-cell table:number-columns-repeated="6"/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hauffage ECS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PER Multicouche Bleu</text:p>
          </table:table-cell>
          <table:table-cell office:value-type="string" calcext:value-type="string">
            <text:p>Diam 20</text:p>
          </table:table-cell>
          <table:table-cell table:formula="of:=[.F16]" office:value-type="string" office:string-value="??" calcext:value-type="string">
            <text:p>??</text:p>
          </table:table-cell>
          <table:table-cell table:number-columns-repeated="11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3"/>
          <table:table-cell office:value-type="string" calcext:value-type="string">
            <text:p>Diam 16</text:p>
          </table:table-cell>
          <table:table-cell table:formula="of:=[.F24]+[.F34]+[.F45]+[.F80]" office:value-type="float" office:value="30.45" calcext:value-type="float">
            <text:p>30,45</text:p>
          </table:table-cell>
          <table:table-cell/>
          <table:table-cell office:value-type="currency" office:currency="EUR" office:value="124" calcext:value-type="currency">
            <text:p>124,00 €</text:p>
          </table:table-cell>
          <table:table-cell table:style-name="Default"/>
          <table:table-cell table:formula="of:=56.9+56.9" office:value-type="currency" office:currency="EUR" office:value="113.8" calcext:value-type="currency">
            <text:p>113,80 €</text:p>
          </table:table-cell>
          <table:table-cell office:value-type="currency" office:currency="EUR" office:value="87.94" calcext:value-type="currency">
            <text:p>87,94 €</text:p>
          </table:table-cell>
          <table:table-cell table:formula="of:=[.R16]*1.2" office:value-type="currency" office:currency="EUR" office:value="105.528" calcext:value-type="currency">
            <text:p>105,53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12</text:p>
          </table:table-cell>
          <table:table-cell table:formula="of:=[.F55]+[.F59]+[.F69]" office:value-type="float" office:value="11.55" calcext:value-type="float">
            <text:p>11,55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/>
          <table:table-cell table:formula="of:=[.R17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20</text:p>
          </table:table-cell>
          <table:table-cell table:style-name="ce2" office:value-type="string" calcext:value-type="string">
            <text:p>??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PER Multicouche Rouge</text:p>
          </table:table-cell>
          <table:table-cell office:value-type="string" calcext:value-type="string">
            <text:p>Diam 20</text:p>
          </table:table-cell>
          <table:table-cell table:formula="of:=[.F18]" office:value-type="string" office:string-value="??" calcext:value-type="string">
            <text:p>??</text:p>
          </table:table-cell>
          <table:table-cell table:number-columns-repeated="5"/>
          <table:table-cell table:formula="of:=[.R18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3"/>
          <table:table-cell office:value-type="string" calcext:value-type="string">
            <text:p>Diam 16</text:p>
          </table:table-cell>
          <table:table-cell table:formula="of:=[.F26]+[.F36]+[.F47]+[.F82]" office:value-type="float" office:value="30.45" calcext:value-type="float">
            <text:p>30,45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/>
          <table:table-cell table:formula="of:=[.R19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lave-linge et VMC</text:p>
          </table:table-cell>
          <table:table-cell table:number-columns-repeated="3"/>
          <table:table-cell office:value-type="string" calcext:value-type="string">
            <text:p>Diam 12</text:p>
          </table:table-cell>
          <table:table-cell table:formula="of:=[.F61]+[.F71]" office:value-type="float" office:value="8.36" calcext:value-type="float">
            <text:p>8,36</text:p>
          </table:table-cell>
          <table:table-cell table:number-columns-repeated="3"/>
          <table:table-cell office:value-type="currency" office:currency="EUR" office:value="0" calcext:value-type="currency">
            <text:p>0,00 €</text:p>
          </table:table-cell>
          <table:table-cell/>
          <table:table-cell table:formula="of:=[.R20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Raccord laiton à sertir</text:p>
          </table:table-cell>
          <table:table-cell office:value-type="string" calcext:value-type="string">
            <text:p>Diam 20</text:p>
          </table:table-cell>
          <table:table-cell table:formula="of:=[.F15]+[.F17]" office:value-type="float" office:value="2" calcext:value-type="float">
            <text:p>2</text:p>
          </table:table-cell>
          <table:table-cell office:value-type="currency" office:currency="EUR" office:value="3.6" calcext:value-type="currency">
            <text:p>3,60 €</text:p>
          </table:table-cell>
          <table:table-cell/>
          <table:table-cell office:value-type="currency" office:currency="EUR" office:value="3.5" calcext:value-type="currency">
            <text:p>3,50 €</text:p>
          </table:table-cell>
          <table:table-cell table:formula="of:=[.M21]*[.P21]" office:value-type="currency" office:currency="EUR" office:value="7" calcext:value-type="currency">
            <text:p>7,00 €</text:p>
          </table:table-cell>
          <table:table-cell office:value-type="currency" office:currency="EUR" office:value="10.2" calcext:value-type="currency">
            <text:p>10,20 €</text:p>
          </table:table-cell>
          <table:table-cell table:formula="of:=[.R21]*1.2" office:value-type="currency" office:currency="EUR" office:value="12.24" calcext:value-type="currency">
            <text:p>12,24 €</text:p>
          </table:table-cell>
          <table:table-cell table:number-columns-repeated="5"/>
        </table:table-row>
        <table:table-row table:style-name="ro2">
          <table:table-cell table:style-name="ce2" table:number-columns-repeated="8"/>
          <table:table-cell table:number-columns-repeated="3"/>
          <table:table-cell office:value-type="string" calcext:value-type="string">
            <text:p>Diam 16</text:p>
          </table:table-cell>
          <table:table-cell table:formula="of:=[.F23]+[.F25]+[.F33]+[.F35]+[.F44]+[.F46]+[.F79]+[.F81]" office:value-type="float" office:value="8" calcext:value-type="float">
            <text:p>8</text:p>
          </table:table-cell>
          <table:table-cell office:value-type="currency" office:currency="EUR" office:value="3.2" calcext:value-type="currency">
            <text:p>3,20 €</text:p>
          </table:table-cell>
          <table:table-cell/>
          <table:table-cell office:value-type="currency" office:currency="EUR" office:value="3.2" calcext:value-type="currency">
            <text:p>3,20 €</text:p>
          </table:table-cell>
          <table:table-cell table:formula="of:=[.M22]*[.P22]" office:value-type="currency" office:currency="EUR" office:value="25.6" calcext:value-type="currency">
            <text:p>25,60 €</text:p>
          </table:table-cell>
          <table:table-cell office:value-type="currency" office:currency="EUR" office:value="5.75" calcext:value-type="currency">
            <text:p>5,75 €</text:p>
          </table:table-cell>
          <table:table-cell table:formula="of:=[.R22]*1.2" office:value-type="currency" office:currency="EUR" office:value="6.9" calcext:value-type="currency">
            <text:p>6,90 €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vier cuisin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12</text:p>
          </table:table-cell>
          <table:table-cell table:formula="of:=[.F54]+[.F58]+[.F60]+[.F68]+[.F70]" office:value-type="float" office:value="5" calcext:value-type="float">
            <text:p>5</text:p>
          </table:table-cell>
          <table:table-cell table:number-columns-repeated="2"/>
          <table:table-cell office:value-type="currency" office:currency="EUR" office:value="3.5" calcext:value-type="currency">
            <office:annotation draw:style-name="gr1" draw:text-style-name="P2" svg:width="28.99mm" svg:height="5.96mm" svg:x="512.52mm" svg:y="99.91mm" draw:caption-point-x="0mm" draw:caption-point-y="0mm">
              <dc:date>2017-04-17T00:00:00</dc:date>
              <text:p text:style-name="P1"><text:span text:style-name="T1">Pas trouvé</text:span></text:p>
            </office:annotation>
            <text:p>3,50 €</text:p>
          </table:table-cell>
          <table:table-cell table:formula="of:=[.M23]*[.P23]" office:value-type="currency" office:currency="EUR" office:value="17.5" calcext:value-type="currency">
            <text:p>17,50 €</text:p>
          </table:table-cell>
          <table:table-cell office:value-type="currency" office:currency="EUR" office:value="5.75" calcext:value-type="currency">
            <text:p>5,75 €</text:p>
          </table:table-cell>
          <table:table-cell table:formula="of:=[.R23]*1.2" office:value-type="currency" office:currency="EUR" office:value="6.9" calcext:value-type="currency">
            <text:p>6,9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Robinet d’arrêt laiton</text:p>
          </table:table-cell>
          <table:table-cell office:value-type="string" calcext:value-type="string">
            <text:p>Diam 25</text:p>
          </table:table-cell>
          <table:table-cell table:formula="of:=[.F6]+[.F7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9.9" calcext:value-type="currency">
            <text:p>19,90 €</text:p>
          </table:table-cell>
          <table:table-cell table:formula="of:=[.M24]*[.P24]" office:value-type="currency" office:currency="EUR" office:value="39.8" calcext:value-type="currency">
            <text:p>39,80 €</text:p>
          </table:table-cell>
          <table:table-cell office:value-type="currency" office:currency="EUR" office:value="8.86" calcext:value-type="currency">
            <text:p>8,86 €</text:p>
          </table:table-cell>
          <table:table-cell table:formula="of:=[.R24]*1.2" office:value-type="currency" office:currency="EUR" office:value="10.632" calcext:value-type="currency">
            <text:p>10,63 €</text:p>
          </table:table-cell>
          <table:table-cell/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Réducteur laiton</text:p>
          </table:table-cell>
          <table:table-cell office:value-type="string" calcext:value-type="string">
            <text:p>25 / 20</text:p>
          </table:table-cell>
          <table:table-cell table:formula="of:=[.F8]" office:value-type="float" office:value="1" calcext:value-type="float">
            <text:p>1</text:p>
          </table:table-cell>
          <table:table-cell table:number-columns-repeated="3"/>
          <table:table-cell table:formula="of:=[.M25]*[.P25]" office:value-type="currency" office:currency="EUR" office:value="0" calcext:value-type="currency">
            <text:p>0,00 €</text:p>
          </table:table-cell>
          <table:table-cell/>
          <table:table-cell table:formula="of:=[.R25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Nourrice 6 sorties avec vannes</text:p>
          </table:table-cell>
          <table:table-cell office:value-type="string" calcext:value-type="string">
            <text:p>20/27 – 15/21</text:p>
          </table:table-cell>
          <table:table-cell table:formula="of:=[.F11]" office:value-type="float" office:value="1" calcext:value-type="float">
            <text:p>1</text:p>
          </table:table-cell>
          <table:table-cell table:number-columns-repeated="2"/>
          <table:table-cell table:formula="of:=31.3*2" office:value-type="currency" office:currency="EUR" office:value="62.6" calcext:value-type="currency">
            <office:annotation draw:style-name="gr2" draw:text-style-name="P2" svg:width="28.99mm" svg:height="9.91mm" svg:x="512.52mm" svg:y="113.46mm" draw:caption-point-x="0mm" draw:caption-point-y="0mm">
              <dc:date>2017-04-17T00:00:00</dc:date>
              <text:p text:style-name="P1"><text:span text:style-name="T1">Fixation automatique</text:span></text:p>
            </office:annotation>
            <text:p>62,60 €</text:p>
          </table:table-cell>
          <table:table-cell table:formula="of:=[.M26]*[.P26]" office:value-type="currency" office:currency="EUR" office:value="62.6" calcext:value-type="currency">
            <text:p>62,60 €</text:p>
          </table:table-cell>
          <table:table-cell office:value-type="currency" office:currency="EUR" office:value="68.82" calcext:value-type="currency">
            <text:p>68,82 €</text:p>
          </table:table-cell>
          <table:table-cell table:formula="of:=[.R26]*1.2" office:value-type="currency" office:currency="EUR" office:value="82.584" calcext:value-type="currency">
            <text:p>82,58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Nourrice 5 sorties avec vannes</text:p>
          </table:table-cell>
          <table:table-cell office:value-type="string" calcext:value-type="string">
            <text:p>20/27 – 15/21</text:p>
          </table:table-cell>
          <table:table-cell table:formula="of:=[.F12]" office:value-type="float" office:value="1" calcext:value-type="float">
            <text:p>1</text:p>
          </table:table-cell>
          <table:table-cell table:number-columns-repeated="2"/>
          <table:table-cell table:formula="of:=31.3*2" office:value-type="currency" office:currency="EUR" office:value="62.6" calcext:value-type="currency">
            <office:annotation draw:style-name="gr2" draw:text-style-name="P2" svg:width="28.99mm" svg:height="9.91mm" svg:x="512.52mm" svg:y="117.98mm" draw:caption-point-x="0mm" draw:caption-point-y="0mm">
              <dc:date>2017-04-17T00:00:00</dc:date>
              <text:p text:style-name="P1"><text:span text:style-name="T1">Fixation automatique</text:span></text:p>
            </office:annotation>
            <text:p>62,60 €</text:p>
          </table:table-cell>
          <table:table-cell table:formula="of:=[.M27]*[.P27]" office:value-type="currency" office:currency="EUR" office:value="62.6" calcext:value-type="currency">
            <text:p>62,60 €</text:p>
          </table:table-cell>
          <table:table-cell office:value-type="currency" office:currency="EUR" office:value="58.37" calcext:value-type="currency">
            <text:p>58,37 €</text:p>
          </table:table-cell>
          <table:table-cell table:formula="of:=[.R27]*1.2" office:value-type="currency" office:currency="EUR" office:value="70.044" calcext:value-type="currency">
            <text:p>70,04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Support collecteur</text:p>
          </table:table-cell>
          <table:table-cell table:number-columns-repeated="5"/>
          <table:table-cell table:formula="of:=[.M28]*[.P28]" office:value-type="currency" office:currency="EUR" office:value="0" calcext:value-type="currency">
            <text:p>0,00 €</text:p>
          </table:table-cell>
          <table:table-cell office:value-type="currency" office:currency="EUR" office:value="14.77" calcext:value-type="currency">
            <text:p>14,77 €</text:p>
          </table:table-cell>
          <table:table-cell table:formula="of:=[.R28]*1.2" office:value-type="currency" office:currency="EUR" office:value="17.724" calcext:value-type="currency">
            <text:p>17,72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lave-vaisselle</text:p>
          </table:table-cell>
          <table:table-cell table:number-columns-repeated="2"/>
          <table:table-cell office:value-type="string" calcext:value-type="string">
            <text:p>Bouchon laiton</text:p>
          </table:table-cell>
          <table:table-cell office:value-type="string" calcext:value-type="string">
            <text:p>Diam 20</text:p>
          </table:table-cell>
          <table:table-cell table:formula="of:=[.F13]" office:value-type="float" office:value="1" calcext:value-type="float">
            <text:p>1</text:p>
          </table:table-cell>
          <table:table-cell table:number-columns-repeated="2"/>
          <table:table-cell table:formula="of:=2.5" office:value-type="currency" office:currency="EUR" office:value="2.5" calcext:value-type="currency">
            <office:annotation draw:style-name="gr1" draw:text-style-name="P2" svg:width="28.99mm" svg:height="5.96mm" svg:x="512.52mm" svg:y="127.01mm" draw:caption-point-x="0mm" draw:caption-point-y="0mm">
              <dc:date>2017-04-17T00:00:00</dc:date>
              <text:p text:style-name="P1"><text:span text:style-name="T1">Lot de 2</text:span></text:p>
            </office:annotation>
            <text:p>2,50 €</text:p>
          </table:table-cell>
          <table:table-cell table:formula="of:=[.M29]*[.P29]" office:value-type="currency" office:currency="EUR" office:value="2.5" calcext:value-type="currency">
            <text:p>2,50 €</text:p>
          </table:table-cell>
          <table:table-cell office:value-type="currency" office:currency="EUR" office:value="1.16" calcext:value-type="currency">
            <text:p>1,16 €</text:p>
          </table:table-cell>
          <table:table-cell table:formula="of:=[.R29]*1.2" office:value-type="currency" office:currency="EUR" office:value="1.392" calcext:value-type="currency">
            <text:p>1,39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Vanne laiton</text:p>
          </table:table-cell>
          <table:table-cell office:value-type="string" calcext:value-type="string">
            <text:p>Diam 16</text:p>
          </table:table-cell>
          <table:table-cell table:formula="of:=[.F48]+[.F37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7.5" calcext:value-type="currency">
            <text:p>7,50 €</text:p>
          </table:table-cell>
          <table:table-cell table:formula="of:=[.M30]*[.P30]" office:value-type="currency" office:currency="EUR" office:value="15" calcext:value-type="currency">
            <text:p>15,00 €</text:p>
          </table:table-cell>
          <table:table-cell/>
          <table:table-cell table:formula="of:=[.R30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12</text:p>
          </table:table-cell>
          <table:table-cell table:formula="of:=[.F56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7.5" calcext:value-type="currency">
            <office:annotation draw:style-name="gr2" draw:text-style-name="P2" svg:width="28.99mm" svg:height="9.91mm" svg:x="512.52mm" svg:y="136.04mm" draw:caption-point-x="0mm" draw:caption-point-y="0mm">
              <dc:date>2017-04-17T00:00:00</dc:date>
              <text:p text:style-name="P1"><text:span text:style-name="T1">Pas trouvé dans ce diamètre</text:span></text:p>
            </office:annotation>
            <text:p>7,50 €</text:p>
          </table:table-cell>
          <table:table-cell table:formula="of:=[.M31]*[.P31]" office:value-type="currency" office:currency="EUR" office:value="7.5" calcext:value-type="currency">
            <text:p>7,50 €</text:p>
          </table:table-cell>
          <table:table-cell/>
          <table:table-cell table:formula="of:=[.R31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8"/>
          <table:table-cell table:number-columns-repeated="8"/>
          <table:table-cell table:formula="of:=[.M32]*[.P32]" office:value-type="currency" office:currency="EUR" office:value="0" calcext:value-type="currency">
            <text:p>0,00 €</text:p>
          </table:table-cell>
          <table:table-cell/>
          <table:table-cell table:formula="of:=[.R32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ve-vaissell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Tube PVC</text:p>
          </table:table-cell>
          <table:table-cell office:value-type="string" calcext:value-type="string">
            <text:p>Diam 63</text:p>
          </table:table-cell>
          <table:table-cell table:number-columns-repeated="4"/>
          <table:table-cell table:formula="of:=[.M33]*[.P33]" office:value-type="currency" office:currency="EUR" office:value="0" calcext:value-type="currency">
            <text:p>0,00 €</text:p>
          </table:table-cell>
          <table:table-cell/>
          <table:table-cell table:formula="of:=[.R33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3"/>
          <table:table-cell office:value-type="string" calcext:value-type="string">
            <text:p>Diam 40</text:p>
          </table:table-cell>
          <table:table-cell table:formula="of:=[.F27]+[.F38]+[.F49]+[.F83]+[.F87]" office:value-type="float" office:value="8" calcext:value-type="float">
            <text:p>8</text:p>
          </table:table-cell>
          <table:table-cell table:number-columns-repeated="2"/>
          <table:table-cell table:formula="of:=6.99/4" office:value-type="currency" office:currency="EUR" office:value="1.7475" calcext:value-type="currency">
            <office:annotation draw:style-name="gr3" draw:text-style-name="P2" svg:width="28.99mm" svg:height="9.39mm" svg:x="512.52mm" svg:y="149.58mm" draw:caption-point-x="0mm" draw:caption-point-y="0mm">
              <dc:date>2017-04-17T00:00:00</dc:date>
              <text:p text:style-name="P1"><text:span text:style-name="T1">Barre de 4m</text:span></text:p>
            </office:annotation>
            <text:p>1,75 €</text:p>
          </table:table-cell>
          <table:table-cell table:formula="of:=[.M34]*[.P34]" office:value-type="currency" office:currency="EUR" office:value="13.98" calcext:value-type="currency">
            <text:p>13,98 €</text:p>
          </table:table-cell>
          <table:table-cell office:value-type="currency" office:currency="EUR" office:value="0.93" calcext:value-type="currency">
            <text:p>0,93 €</text:p>
          </table:table-cell>
          <table:table-cell table:formula="of:=[.R34]*1.2" office:value-type="currency" office:currency="EUR" office:value="1.116" calcext:value-type="currency">
            <text:p>1,12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3"/>
          <table:table-cell office:value-type="string" calcext:value-type="string">
            <text:p>Diam 32</text:p>
          </table:table-cell>
          <table:table-cell table:formula="of:=[.F19]+[.F62]+[.F73]+[.F89]" office:value-type="float" office:value="10.5" calcext:value-type="float">
            <text:p>10,5</text:p>
          </table:table-cell>
          <table:table-cell table:number-columns-repeated="2"/>
          <table:table-cell table:formula="of:=3.35/4" office:value-type="currency" office:currency="EUR" office:value="0.8375" calcext:value-type="currency">
            <text:p>0,84 €</text:p>
          </table:table-cell>
          <table:table-cell table:formula="of:=[.M35]*[.P35]" office:value-type="currency" office:currency="EUR" office:value="8.79375" calcext:value-type="currency">
            <text:p>8,79 €</text:p>
          </table:table-cell>
          <table:table-cell office:value-type="currency" office:currency="EUR" office:value="0.85" calcext:value-type="currency">
            <text:p>0,85 €</text:p>
          </table:table-cell>
          <table:table-cell table:formula="of:=[.R35]*1.2" office:value-type="currency" office:currency="EUR" office:value="1.02" calcext:value-type="currency">
            <text:p>1,02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ptionnel</text:p>
          </table:table-cell>
          <table:table-cell table:number-columns-repeated="2"/>
          <table:table-cell office:value-type="string" calcext:value-type="string">
            <text:p>Té 90°</text:p>
          </table:table-cell>
          <table:table-cell office:value-type="string" calcext:value-type="string">
            <text:p>Diam 40</text:p>
          </table:table-cell>
          <table:table-cell table:formula="of:=[.F30]+[.F41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.75" calcext:value-type="currency">
            <text:p>1,75 €</text:p>
          </table:table-cell>
          <table:table-cell table:formula="of:=[.M36]*[.P36]" office:value-type="currency" office:currency="EUR" office:value="3.5" calcext:value-type="currency">
            <text:p>3,50 €</text:p>
          </table:table-cell>
          <table:table-cell office:value-type="currency" office:currency="EUR" office:value="1.94" calcext:value-type="currency">
            <text:p>1,94 €</text:p>
          </table:table-cell>
          <table:table-cell table:formula="of:=[.R36]*1.2" office:value-type="currency" office:currency="EUR" office:value="2.328" calcext:value-type="currency">
            <text:p>2,33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32</text:p>
          </table:table-cell>
          <table:table-cell table:formula="of:=[.F76]+[.F65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1.45" calcext:value-type="currency">
            <text:p>1,45 €</text:p>
          </table:table-cell>
          <table:table-cell table:formula="of:=[.M37]*[.P37]" office:value-type="currency" office:currency="EUR" office:value="2.9" calcext:value-type="currency">
            <text:p>2,90 €</text:p>
          </table:table-cell>
          <table:table-cell/>
          <table:table-cell table:formula="of:=[.R37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Coude 90°</text:p>
          </table:table-cell>
          <table:table-cell office:value-type="string" calcext:value-type="string">
            <text:p>Diam 40</text:p>
          </table:table-cell>
          <table:table-cell table:formula="of:=[.F31]+[.F42]+[.F52]+[.F87]" office:value-type="float" office:value="6" calcext:value-type="float">
            <text:p>6</text:p>
          </table:table-cell>
          <table:table-cell table:number-columns-repeated="2"/>
          <table:table-cell office:value-type="currency" office:currency="EUR" office:value="0.63" calcext:value-type="currency">
            <text:p>0,63 €</text:p>
          </table:table-cell>
          <table:table-cell table:formula="of:=[.M38]*[.P38]" office:value-type="currency" office:currency="EUR" office:value="3.78" calcext:value-type="currency">
            <text:p>3,78 €</text:p>
          </table:table-cell>
          <table:table-cell office:value-type="currency" office:currency="EUR" office:value="0.82" calcext:value-type="currency">
            <text:p>0,82 €</text:p>
          </table:table-cell>
          <table:table-cell table:formula="of:=[.R38]*1.2" office:value-type="currency" office:currency="EUR" office:value="0.984" calcext:value-type="currency">
            <text:p>0,98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Diam 32</text:p>
          </table:table-cell>
          <table:table-cell table:formula="of:=[.F21]+[.F66]+[.F77]+[.F91]" office:value-type="float" office:value="10" calcext:value-type="float">
            <text:p>10</text:p>
          </table:table-cell>
          <table:table-cell table:number-columns-repeated="2"/>
          <table:table-cell office:value-type="currency" office:currency="EUR" office:value="0.49" calcext:value-type="currency">
            <text:p>0,49 €</text:p>
          </table:table-cell>
          <table:table-cell table:formula="of:=[.M39]*[.P39]" office:value-type="currency" office:currency="EUR" office:value="4.9" calcext:value-type="currency">
            <text:p>4,90 €</text:p>
          </table:table-cell>
          <table:table-cell office:value-type="currency" office:currency="EUR" office:value="0.59" calcext:value-type="currency">
            <text:p>0,59 €</text:p>
          </table:table-cell>
          <table:table-cell table:formula="of:=[.R39]*1.2" office:value-type="currency" office:currency="EUR" office:value="0.708" calcext:value-type="currency">
            <text:p>0,71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évier cuisine</text:p>
          </table:table-cell>
          <table:table-cell table:number-columns-repeated="2"/>
          <table:table-cell office:value-type="string" calcext:value-type="string">
            <text:p>Réducteur PVC</text:p>
          </table:table-cell>
          <table:table-cell office:value-type="string" calcext:value-type="string">
            <text:p>100 / 40</text:p>
          </table:table-cell>
          <table:table-cell table:formula="of:=[.F29]+[.F40]+[.F85]" office:value-type="float" office:value="2" calcext:value-type="float">
            <text:p>2</text:p>
          </table:table-cell>
          <table:table-cell table:number-columns-repeated="2"/>
          <table:table-cell office:value-type="currency" office:currency="EUR" office:value="3.3" calcext:value-type="currency">
            <text:p>3,30 €</text:p>
          </table:table-cell>
          <table:table-cell table:formula="of:=[.M40]*[.P40]" office:value-type="currency" office:currency="EUR" office:value="6.6" calcext:value-type="currency">
            <text:p>6,60 €</text:p>
          </table:table-cell>
          <table:table-cell office:value-type="currency" office:currency="EUR" office:value="3.32" calcext:value-type="currency">
            <text:p>3,32 €</text:p>
          </table:table-cell>
          <table:table-cell table:formula="of:=[.R40]*1.2" office:value-type="currency" office:currency="EUR" office:value="3.984" calcext:value-type="currency">
            <text:p>3,98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100 / 32</text:p>
          </table:table-cell>
          <table:table-cell table:formula="of:=[.F64]+[.F75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3.38" calcext:value-type="currency">
            <text:p>3,38 €</text:p>
          </table:table-cell>
          <table:table-cell table:formula="of:=[.M41]*[.P41]" office:value-type="currency" office:currency="EUR" office:value="3.38" calcext:value-type="currency">
            <text:p>3,38 €</text:p>
          </table:table-cell>
          <table:table-cell/>
          <table:table-cell table:formula="of:=[.R41]*1.2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3"/>
          <table:table-cell office:value-type="string" calcext:value-type="string">
            <text:p>100 / 40 / 32 / 32</text:p>
          </table:table-cell>
          <table:table-cell table:formula="of:=[.F20]+[.F51]+[.F90]" office:value-type="float" office:value="1" calcext:value-type="float">
            <text:p>1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M42]*[.P42]" office:value-type="currency" office:currency="EUR" office:value="3.4" calcext:value-type="currency">
            <text:p>3,40 €</text:p>
          </table:table-cell>
          <table:table-cell office:value-type="currency" office:currency="EUR" office:value="3.89" calcext:value-type="currency">
            <text:p>3,89 €</text:p>
          </table:table-cell>
          <table:table-cell table:formula="of:=[.R42]*1.2" office:value-type="currency" office:currency="EUR" office:value="4.668" calcext:value-type="currency">
            <text:p>4,67 €</text:p>
          </table:table-cell>
          <table:table-cell table:number-columns-repeated="5"/>
        </table:table-row>
        <table:table-row table:style-name="ro2">
          <table:table-cell table:style-name="ce2" table:number-columns-repeated="8"/>
          <table:table-cell table:number-columns-repeated="2"/>
          <table:table-cell office:value-type="string" calcext:value-type="string">
            <text:p>Siphon Evier</text:p>
          </table:table-cell>
          <table:table-cell table:number-columns-repeated="2"/>
          <table:table-cell table:style-name="Default" table:number-columns-repeated="3"/>
          <table:table-cell/>
          <table:table-cell office:value-type="currency" office:currency="EUR" office:value="3.43" calcext:value-type="currency">
            <text:p>3,43 €</text:p>
          </table:table-cell>
          <table:table-cell table:formula="of:=[.R43]*1.2" office:value-type="currency" office:currency="EUR" office:value="4.116" calcext:value-type="currency">
            <text:p>4,12 €</text:p>
          </table:table-cell>
          <table:table-cell table:number-columns-repeated="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ve-ling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2"/>
          <table:table-cell office:value-type="string" calcext:value-type="string">
            <text:p>Siphon Lavabo</text:p>
          </table:table-cell>
          <table:table-cell table:number-columns-repeated="2"/>
          <table:table-cell table:style-name="Default" table:number-columns-repeated="4"/>
          <table:table-cell office:value-type="currency" office:currency="EUR" office:value="3.98" calcext:value-type="currency">
            <text:p>3,98 €</text:p>
          </table:table-cell>
          <table:table-cell table:formula="of:=[.R44]*1.2" office:value-type="currency" office:currency="EUR" office:value="4.776" calcext:value-type="currency">
            <text:p>4,78 €</text:p>
          </table:table-cell>
          <table:table-cell table:number-columns-repeated="5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1.3+1.2)*1.1" office:value-type="float" office:value="2.75" calcext:value-type="float">
            <text:p>2,75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2"/>
          <table:table-cell office:value-type="string" calcext:value-type="string">
            <text:p>Siphon Mal Simple</text:p>
          </table:table-cell>
          <table:table-cell table:number-columns-repeated="2"/>
          <table:table-cell table:style-name="Default" table:number-columns-repeated="3"/>
          <table:table-cell/>
          <table:table-cell office:value-type="currency" office:currency="EUR" office:value="6.04" calcext:value-type="currency">
            <text:p>6,04 €</text:p>
          </table:table-cell>
          <table:table-cell table:formula="of:=[.R45]*1.2" office:value-type="currency" office:currency="EUR" office:value="7.248" calcext:value-type="currency">
            <text:p>7,25 €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optionnel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1.3+1.2)*1.1" office:value-type="float" office:value="2.75" calcext:value-type="float">
            <text:p>2,7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ptionnel</text:p>
          </table:table-cell>
          <table:table-cell table:number-columns-repeated="8"/>
          <table:table-cell table:formula="of:=SUM([.Q15:.Q43])" office:value-type="currency" office:currency="EUR" office:value="405.13375" calcext:value-type="currency">
            <text:p>405,13 €</text:p>
          </table:table-cell>
          <table:table-cell table:number-columns-repeated="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VMC et chauffe-eau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oilettes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1.9+1)*1.1" office:value-type="float" office:value="3.19" calcext:value-type="float">
            <text:p>3,19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Vanne laiton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vier 1 SdB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autre évier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vier 2 SdB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2</text:p>
          </table:table-cell>
          <table:table-cell table:style-name="ce2" table:formula="of:=(2.8+1)*1.1" office:value-type="float" office:value="4.18" calcext:value-type="float">
            <text:p>4,18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ité</text:p>
          </table:table-cell>
          <table:table-cell table:style-name="ce2" office:value-type="string" calcext:value-type="string">
            <text:p>commun avec autre évier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é PVC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ouche</text:p>
          </table:table-cell>
          <table:table-cell table:style-name="ce2" office:value-type="string" calcext:value-type="string">
            <text:p>Eau Froi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Bleu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5+2)*1.1" office:value-type="float" office:value="7.7" calcext:value-type="float">
            <text:p>7,7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au Chaude</text:p>
          </table:table-cell>
          <table:table-cell table:style-name="ce2" office:value-type="string" calcext:value-type="string">
            <text:p>Raccord laiton à sertir</text:p>
          </table:table-cell>
          <table:table-cell table:style-name="ce2" office:value-type="string" calcext:value-type="string">
            <text:p>Diam 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PER Multicouche Rouge</text:p>
          </table:table-cell>
          <table:table-cell table:style-name="ce2" office:value-type="string" calcext:value-type="string">
            <text:p>Diam 16</text:p>
          </table:table-cell>
          <table:table-cell table:style-name="ce2" table:formula="of:=(5+2)*1.1" office:value-type="float" office:value="7.7" calcext:value-type="float">
            <text:p>7,7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ipho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Bond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té</text:p>
          </table:table-cell>
          <table:table-cell table:style-name="ce2"/>
          <table:table-cell table:number-columns-repeated="16"/>
        </table:table-row>
        <table:table-row table:style-name="ro2">
          <table:table-cell table:style-name="ce2" table:number-columns-repeated="8"/>
          <table:table-cell table:number-columns-repeated="1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MC</text:p>
          </table:table-cell>
          <table:table-cell table:style-name="ce2" office:value-type="string" calcext:value-type="string">
            <text:p>Evacuation</text:p>
          </table:table-cell>
          <table:table-cell table:style-name="ce2" office:value-type="string" calcext:value-type="string">
            <text:p>Tube PVC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éducteur PVC</text:p>
          </table:table-cell>
          <table:table-cell table:style-name="ce2" office:value-type="string" calcext:value-type="string">
            <text:p>100 / 40 / 32 / 3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mmun avec lave-linge et chauffe-eau</text:p>
          </table:table-cell>
          <table:table-cell table:number-columns-repeated="16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Coude 90°</text:p>
          </table:table-cell>
          <table:table-cell table:style-name="ce2" office:value-type="string" calcext:value-type="string">
            <text:p>Diam 3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6"/>
        </table:table-row>
        <table:table-row table:style-name="ro2" table:number-rows-repeated="1048484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2:40:26.479309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07:25:29.624798468</meta:creation-date>
    <meta:generator>LibreOffice/5.2.6.2$Linux_X86_64 LibreOffice_project/20m0$Build-2</meta:generator>
    <dc:date>2017-04-24T22:53:31.122634018</dc:date>
    <meta:editing-duration>P4DT2H42M57S</meta:editing-duration>
    <meta:editing-cycles>148</meta:editing-cycles>
    <meta:document-statistic meta:table-count="1" meta:cell-count="530" meta:object-count="0"/>
  </office:meta>
</office:document-meta>
</file>